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ogram" style:family="table">
      <style:table-properties style:width="6.6931in" table:align="margins"/>
    </style:style>
    <style:style style:name="Program.A" style:family="table-column">
      <style:table-column-properties style:column-width="0.8368in" style:rel-column-width="8191*"/>
    </style:style>
    <style:style style:name="Program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fb7e6" officeooo:paragraph-rsid="000fb7e6"/>
    </style:style>
    <style:style style:name="P2" style:family="paragraph" style:parent-style-name="Table_20_Contents">
      <style:paragraph-properties fo:text-align="center" style:justify-single-word="false"/>
      <style:text-properties officeooo:rsid="000fb7e6" officeooo:paragraph-rsid="0011659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16596" officeooo:paragraph-rsid="00116596"/>
    </style:style>
    <style:style style:name="T1" style:family="text">
      <style:text-properties officeooo:rsid="00116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Program" table:style-name="Program">
        <table:table-column table:style-name="Program.A" table:number-columns-repeated="8"/>
        <table:table-row table:style-name="TableLine94254315500992">
          <table:table-cell table:style-name="Program.A1" office:value-type="string">
            <text:p text:style-name="P1"/>
          </table:table-cell>
          <table:table-cell table:style-name="Program.A1" office:value-type="string">
            <text:p text:style-name="P1">Δευτέρα</text:p>
          </table:table-cell>
          <table:table-cell table:style-name="Program.A1" office:value-type="string">
            <text:p text:style-name="P1">Τρίτη</text:p>
          </table:table-cell>
          <table:table-cell table:style-name="Program.A1" office:value-type="string">
            <text:p text:style-name="P1">Τετάρτη</text:p>
          </table:table-cell>
          <table:table-cell table:style-name="Program.A1" office:value-type="string">
            <text:p text:style-name="P1">Πέμπτη</text:p>
          </table:table-cell>
          <table:table-cell table:style-name="Program.A1" office:value-type="string">
            <text:p text:style-name="P1">Παρασκευή</text:p>
          </table:table-cell>
          <table:table-cell table:style-name="Program.A1" office:value-type="string">
            <text:p text:style-name="P1">Σάββατο</text:p>
          </table:table-cell>
          <table:table-cell table:style-name="Program.A1" office:value-type="string">
            <text:p text:style-name="P1">Κυριακή</text:p>
          </table:table-cell>
        </table:table-row>
        <table:table-row table:style-name="TableLine94254315500992">
          <table:table-cell table:style-name="Program.A1" office:value-type="string">
            <text:p text:style-name="P1">00:00 – 06:30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</table:table-row>
        <table:table-row table:style-name="TableLine94254315500992">
          <table:table-cell table:style-name="Program.A1" office:value-type="string">
            <text:p text:style-name="P1"/>
            <text:p text:style-name="P1"/>
            <text:p text:style-name="P1"/>
            <text:p text:style-name="P1">06:30 – 10:30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  <table:table-cell table:style-name="Program.A1" office:value-type="string">
            <text:p text:style-name="P1">Αναμετάδοση Θείας Λειτουργίας από τον ραδιοφωνικό σταθμό Πειραϊκή εκκλησία</text:p>
          </table:table-cell>
        </table:table-row>
        <table:table-row table:style-name="TableLine94254315500992">
          <table:table-cell table:style-name="Program.A1" office:value-type="string">
            <text:p text:style-name="P1">10:30 – 11:00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  <table:table-cell table:style-name="Program.A1" office:value-type="string">
            <text:p text:style-name="P1">Σαν σήμερα</text:p>
          </table:table-cell>
        </table:table-row>
        <table:table-row table:style-name="TableLine94254315500992">
          <table:table-cell table:style-name="Program.A1" office:value-type="string">
            <text:p text:style-name="P1">11:00 – 14:00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1">Απολυτίκια Αγίων</text:p>
          </table:table-cell>
        </table:table-row>
        <table:table-row table:style-name="TableLine94254315500992">
          <table:table-cell table:style-name="Program.A1" office:value-type="string">
            <text:p text:style-name="P1">14:00 – 15:00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</table:table-row>
        <table:table-row table:style-name="TableLine94254315500992">
          <table:table-cell table:style-name="Program.A1" office:value-type="string">
            <text:p text:style-name="P1">15:00 – 15:30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  <table:table-cell table:style-name="Program.A1" office:value-type="string">
            <text:p text:style-name="P1">Παράκληση σε Άγιο</text:p>
          </table:table-cell>
        </table:table-row>
        <table:table-row table:style-name="TableLine94254315500992">
          <table:table-cell table:style-name="Program.A1" office:value-type="string">
            <text:p text:style-name="P1">15:30 – 18:30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</table:table-row>
        <table:table-row table:style-name="TableLine94254315500992">
          <table:table-cell table:style-name="Program.A1" office:value-type="string">
            <text:p text:style-name="P1">18:30 – 20:00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  <table:table-cell table:style-name="Program.A1" office:value-type="string">
            <text:p text:style-name="P1">Ομιλίες</text:p>
          </table:table-cell>
        </table:table-row>
        <table:table-row table:style-name="TableLine94254315500992">
          <table:table-cell table:style-name="Program.A1" office:value-type="string">
            <text:p text:style-name="P1">20:00 – 21:00</text:p>
          </table:table-cell>
          <table:table-cell table:style-name="Program.A1" office:value-type="string">
            <text:p text:style-name="P1">Ζωντανή εκπομπή (Βελισσάρης Γκεζερλής)</text:p>
          </table:table-cell>
          <table:table-cell table:style-name="Program.A1" office:value-type="string">
            <text:p text:style-name="P1">Ζωντανή εκπομπή (Δήμητρα <text:s/>Μπαμπίλη - Μποζά)</text:p>
          </table:table-cell>
          <table:table-cell table:style-name="Program.A1" office:value-type="string">
            <text:p text:style-name="P1">Ζωντανή εκπομπή (Σοφία Μπεκρή)</text:p>
          </table:table-cell>
          <table:table-cell table:style-name="Program.A1" office:value-type="string">
            <text:p text:style-name="P1">Ζωντανή εκπομπή (Μαγδαληνή Κόκορη)</text:p>
          </table:table-cell>
          <table:table-cell table:style-name="Program.A1" office:value-type="string">
            <text:p text:style-name="P1">Ζωντανή εκπομπή (Μακρίνα Ράγγα)</text:p>
          </table:table-cell>
          <table:table-cell table:style-name="Program.A1" office:value-type="string">
            <text:p text:style-name="P1">Ζωντανή εκπομπή (Βασίλειος Μπαμπίλης)</text:p>
          </table:table-cell>
          <table:table-cell table:style-name="Program.A1" office:value-type="string">
            <text:p text:style-name="P1">Ζωντανή εκπομπή (Βασίλειος Τσούπρας)</text:p>
          </table:table-cell>
        </table:table-row>
        <table:table-row table:style-name="TableLine94254315500992">
          <table:table-cell table:style-name="Program.A1" office:value-type="string">
            <text:p text:style-name="P1">21:00 – 22:00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</table:table-row>
        <table:table-row table:style-name="TableLine94254315500992">
          <table:table-cell table:style-name="Program.A1" office:value-type="string">
            <text:p text:style-name="P1">22:00 – 22:35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  <table:table-cell table:style-name="Program.A1" office:value-type="string">
            <text:p text:style-name="P4">Μικρό Απόδειπνο (Πειραϊκή εκκλησία)</text:p>
          </table:table-cell>
        </table:table-row>
        <table:table-row table:style-name="TableLine94254315500992">
          <table:table-cell table:style-name="Program.A1" office:value-type="string">
            <text:p text:style-name="P1">22:35 – 24:00</text:p>
          </table:table-cell>
          <table:table-cell table:style-name="Program.A1" office:value-type="string">
            <text:p text:style-name="P1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  <table:table-cell table:style-name="Program.A1" office:value-type="string">
            <text:p text:style-name="P2">Απολυτίκια Αγίων</text:p>
          </table:table-cell>
        </table:table-row>
      </table:table>
      <text:p text:style-name="Standard"/>
      <text:p text:style-name="Standard">* <text:span text:style-name="T1">Εκκλησιαστικές ανακοινώσεις: 2 φορές την ημέρα στις 12:00 και στις 19:00</text:span></text:p>
      <text:p text:style-name="Standard">* <text:span text:style-name="T1">Δελτίο καιρού: 2 φορές μετά από τις εκκλησιαστικές ανακοινώσει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08:55:00.596254328</meta:creation-date>
    <dc:date>2022-01-31T09:07:31.893779027</dc:date>
    <meta:editing-duration>PT2M20S</meta:editing-duration>
    <meta:editing-cycles>1</meta:editing-cycles>
    <meta:document-statistic meta:table-count="1" meta:image-count="0" meta:object-count="0" meta:page-count="1" meta:paragraph-count="105" meta:word-count="279" meta:character-count="2076" meta:non-whitespace-character-count="1889"/>
    <meta:generator>LibreOffice/7.2.5.2$Linux_X86_64 LibreOffice_project/20$Build-2</meta:generator>
  </office:meta>
</office:document-meta>
</file>